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2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2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2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6">
            <text:p>16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2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2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4])" office:value-type="float" office:value="71">
            <text:p>71</text:p>
          </table:table-cell>
          <table:table-cell/>
        </table:table-row>
      </table:table>
      <table:table table:name="Ethern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2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5])" office:value-type="float" office:value="28">
            <text:p>28</text:p>
          </table:table-cell>
          <table:table-cell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number-columns-repeated="2"/>
        </table:table-row>
        <table:table-row table:style-name="ro2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])" office:value-type="float" office:value="1">
            <text:p>1</text:p>
          </table:table-cell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number-columns-repeated="2"/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2">
            <text:p>42</text:p>
          </table:table-cell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</table:table>
      <table:table table:name="Mis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2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2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2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4])" office:value-type="float" office:value="19">
            <text:p>19</text:p>
          </table:table-cell>
          <table:table-cell/>
        </table:table-row>
      </table:table>
      <table:table table:name="MiscContro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2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Sample Vishay</text:p>
          </table:table-cell>
        </table:table-row>
        <table:table-row table:style-name="ro2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2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2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2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5">
            <text:p>25</text:p>
          </table:table-cell>
          <table:table-cell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number-columns-repeated="2"/>
        </table:table-row>
        <table:table-row table:style-name="ro2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office:value-type="string">
            <text:p>Numonyx sample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3">
            <text:p>3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7])" office:value-type="float" office:value="8">
            <text:p>8</text:p>
          </table:table-cell>
          <table:table-cell/>
        </table:table-row>
      </table:table>
      <table:table table:name="Pow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Sample National</text:p>
          </table:table-cell>
        </table:table-row>
        <table:table-row table:style-name="ro1">
          <table:table-cell table:style-name="ce4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Sample TI</text:p>
          </table:table-cell>
        </table:table-row>
        <table:table-row table:style-name="ro1">
          <table:table-cell table:style-name="ce4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Sample TI</text:p>
          </table:table-cell>
        </table:table-row>
        <table:table-row table:style-name="ro1">
          <table:table-cell table:style-name="ce4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Sample National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Farnell 304-169K-RC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2])" office:value-type="float" office:value="46">
            <text:p>46</text:p>
          </table:table-cell>
          <table:table-cell/>
        </table:table-row>
      </table:table>
      <table:table table:name="SDR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2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0])" office:value-type="float" office:value="82">
            <text:p>82</text:p>
          </table:table-cell>
          <table:table-cell/>
        </table:table-row>
      </table:table>
      <table:table table:name="US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2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2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2])" office:value-type="float" office:value="21">
            <text:p>21</text:p>
          </table:table-cell>
          <table:table-cell/>
        </table:table-row>
      </table:table>
      <table:table table:name="VGAo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1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2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</table:table>
      <table:table table:name="Total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/12/2009</text:date>, <text:time>18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09-12-08T18:52:48</dc:date>
    <meta:editing-duration>PT26H49M45S</meta:editing-duration>
    <meta:editing-cycles>20</meta:editing-cycles>
    <meta:generator>OpenOffice.org/3.1$Linux OpenOffice.org_project/310m19$Build-9420</meta:generator>
    <meta:document-statistic meta:table-count="12" meta:cell-count="393" meta:object-count="0"/>
  </office:meta>
</office:document-meta>
</file>